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05cm" fo:min-width="6.9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textarea-horizontal-align="justify" draw:textarea-vertical-align="top" draw:auto-grow-height="false" fo:min-height="3.65cm" fo:min-width="6.9cm"/>
    </style:style>
    <style:style style:name="gr4" style:family="graphic" style:parent-style-name="standard">
      <style:graphic-properties draw:textarea-horizontal-align="justify" draw:textarea-vertical-align="top" draw:auto-grow-height="false" fo:min-height="3.05cm" fo:min-width="6.9cm"/>
    </style:style>
    <style:style style:name="gr5" style:family="graphic" style:parent-style-name="standard">
      <style:graphic-properties draw:textarea-horizontal-align="justify" draw:textarea-vertical-align="top" draw:auto-grow-height="false" fo:min-height="4.05cm" fo:min-width="6.9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7.4cm" svg:height="5.3cm" svg:x="2.3cm" svg:y="2.9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2">-</text:span><text:span text:style-name="T2">rol</text:span><text:span text:style-name="T2">e</text:span></text:p>
          <text:p text:style-name="P1"><text:span text:style-name="T2"><text:tab/></text:span><text:span text:style-name="T2">RE</text:span><text:span text:style-name="T2">G</text:span><text:span text:style-name="T2">UL</text:span><text:span text:style-name="T2">AR</text:span></text:p>
          <text:p text:style-name="P1"><text:span text:style-name="T2"><text:tab/></text:span><text:span text:style-name="T2">AD</text:span><text:span text:style-name="T2">MI</text:span><text:span text:style-name="T2">N</text:span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7cm" svg:height="2cm" svg:x="1.401cm" svg:y="16.3cm">
          <draw:text-box>
            <text:p><text:span text:style-name="T1">Bol</text:span><text:span text:style-name="T1">d</text:span>: primary key</text:p>
            <text:p><text:span text:style-name="T3">Italic</text:span>: foreign key</text:p>
          </draw:text-box>
        </draw:frame>
        <draw:custom-shape draw:style-name="gr3" draw:text-style-name="P1" xml:id="id2" draw:id="id2" draw:layer="layout" svg:width="7.4cm" svg:height="3.9cm" svg:x="20.5cm" svg:y="3.5cm">
          <text:p text:style-name="P1">sketches</text:p>
          <text:p text:style-name="P1"><text:span text:style-name="T1">-id </text:span></text:p>
          <text:p text:style-name="P1"><text:span text:style-name="T4">-name</text:span></text:p>
          <text:p text:style-name="P1"><text:span text:style-name="T3">-folders_id (folders)</text:span></text:p>
          <text:p text:style-name="P1">-content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.4cm" svg:height="3.3cm" svg:x="11.6cm" svg:y="3.9cm">
          <text:p text:style-name="P1">folders</text:p>
          <text:p text:style-name="P1"><text:span text:style-name="T1">-id </text:span></text:p>
          <text:p text:style-name="P1">-name</text:p>
          <text:p text:style-name="P1">-users_id</text:p>
          <text:p text:style-name="P1"><text:span text:style-name="T3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7.4cm" svg:height="4.3cm" svg:x="6.7cm" svg:y="11.4cm">
          <text:p text:style-name="P1">shares</text:p>
          <text:p text:style-name="P1"><text:span text:style-name="T5">-users_id (users)</text:span></text:p>
          <text:p text:style-name="P1"><text:span text:style-name="T5">-folders_id (folders)</text:span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9cm" svg:y1="5.55cm" svg:x2="20.5cm" svg:y2="5.45cm" draw:start-shape="id1" draw:start-glue-point="1" draw:end-shape="id2" draw:end-glue-point="3" svg:d="M19000 5550h750v-100h750" svg:viewBox="0 0 1501 101">
          <text:p/>
        </draw:connector>
        <draw:connector draw:style-name="gr6" draw:text-style-name="P3" draw:layer="layout" svg:x1="6cm" svg:y1="8.2cm" svg:x2="10.4cm" svg:y2="11.4cm" draw:start-shape="id3" draw:start-glue-point="2" draw:end-shape="id4" svg:d="M6000 8200v1600h4400v1600" svg:viewBox="0 0 4401 3201">
          <text:p/>
        </draw:connector>
        <draw:connector draw:style-name="gr6" draw:text-style-name="P3" draw:layer="layout" svg:x1="10.4cm" svg:y1="11.4cm" svg:x2="15.3cm" svg:y2="7.2cm" draw:start-shape="id4" draw:start-glue-point="0" draw:end-shape="id1" draw:end-glue-point="2" svg:d="M10400 11400v-2100h4900v-2100" svg:viewBox="0 0 4901 4201">
          <text:p/>
        </draw:connector>
        <draw:connector draw:style-name="gr6" draw:text-style-name="P3" draw:layer="layout" svg:x1="9.7cm" svg:y1="5.55cm" svg:x2="11.6cm" svg:y2="5.55cm" draw:start-shape="id3" draw:start-glue-point="1" draw:end-shape="id1" svg:d="M9700 5550h1900" svg:viewBox="0 0 1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53:01.898079728</meta:creation-date>
    <dc:date>2019-05-20T16:39:08.897890062</dc:date>
    <meta:editing-duration>PT26M57S</meta:editing-duration>
    <meta:editing-cycles>7</meta:editing-cycles>
    <meta:generator>LibreOffice/6.0.7.3$Linux_X86_64 LibreOffice_project/00m0$Build-3</meta:generator>
    <meta:document-statistic meta:object-count="9"/>
  </office:meta>
</office:document-meta>
</file>